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23ff23" draw:textarea-horizontal-align="center" draw:textarea-vertical-align="middle"/>
    </style:style>
    <style:style style:name="gr4" style:family="graphic" style:parent-style-name="standard">
      <style:graphic-properties draw:fill-color="#00b8ff" draw:textarea-horizontal-align="center" draw:textarea-vertical-align="middle"/>
    </style:style>
    <style:style style:name="gr5" style:family="graphic" style:parent-style-name="standard">
      <style:graphic-properties draw:fill-color="#b847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-width="0.141cm" draw:marker-end="Arrow_20_concave" draw:marker-end-width="0.14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7pt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1" draw:layer="layout" svg:width="3.351cm" svg:height="6.526cm" svg:x="6.279cm" svg:y="0.988cm">
            <text:p/>
          </draw:rect>
          <draw:custom-shape draw:style-name="gr2" draw:text-style-name="P2" draw:layer="layout" svg:width="0.882cm" svg:height="1.411cm" svg:x="6.455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882cm" svg:height="1.411cm" svg:x="8.572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882cm" svg:height="1.411cm" svg:x="7.513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1" draw:text-style-name="P1" draw:layer="layout" svg:width="3.351cm" svg:height="6.526cm" svg:x="11.218cm" svg:y="0.988cm">
            <text:p/>
          </draw:rect>
          <draw:custom-shape draw:style-name="gr2" draw:text-style-name="P2" draw:layer="layout" svg:width="0.882cm" svg:height="1.411cm" svg:x="11.394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882cm" svg:height="1.411cm" svg:x="13.511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882cm" svg:height="1.411cm" svg:x="12.452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rect draw:style-name="gr1" draw:text-style-name="P1" draw:layer="layout" svg:width="3.351cm" svg:height="6.526cm" svg:x="1.341cm" svg:y="0.988cm">
            <text:p/>
          </draw:rect>
          <draw:custom-shape draw:style-name="gr2" draw:text-style-name="P2" draw:layer="layout" svg:width="0.882cm" svg:height="1.411cm" svg:x="1.517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882cm" svg:height="1.411cm" svg:x="3.634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882cm" svg:height="1.411cm" svg:x="2.575cm" svg:y="1.164cm">
            <text:p text:style-name="P2"><text:span text:style-name="T1">Service</text:span></text:p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rect draw:style-name="gr3" draw:text-style-name="P3" draw:layer="layout" svg:width="13.935cm" svg:height="1.058cm" svg:x="0.988cm" svg:y="2.753cm">
          <text:p text:style-name="P3">Envoy Service</text:p>
        </draw:rect>
        <draw:rect draw:style-name="gr4" draw:text-style-name="P3" draw:layer="layout" svg:width="13.935cm" svg:height="1.058cm" svg:x="0.988cm" svg:y="6.279cm">
          <text:p text:style-name="P3">Storage Service</text:p>
        </draw:rect>
        <draw:custom-shape draw:style-name="gr5" draw:text-style-name="P1" draw:layer="layout" svg:width="0.706cm" svg:height="0.882cm" svg:x="2.575cm" svg:y="6.368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706cm" svg:height="0.882cm" svg:x="12.629cm" svg:y="6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3.104cm" svg:y1="3.81cm" svg:x2="2.927cm" svg:y2="6.281cm">
          <text:p/>
        </draw:line>
        <draw:line draw:style-name="gr6" draw:text-style-name="P1" draw:layer="layout" svg:x1="3.104cm" svg:y1="3.81cm" svg:x2="8.043cm" svg:y2="6.279cm">
          <text:p/>
        </draw:line>
        <draw:line draw:style-name="gr6" draw:text-style-name="P1" draw:layer="layout" svg:x1="13.159cm" svg:y1="3.81cm" svg:x2="8.044cm" svg:y2="6.279cm">
          <text:p/>
        </draw:line>
        <draw:line draw:style-name="gr6" draw:text-style-name="P1" draw:layer="layout" svg:x1="13.153cm" svg:y1="3.81cm" svg:x2="2.922cm" svg:y2="6.279cm">
          <text:p/>
        </draw:line>
        <draw:line draw:style-name="gr6" draw:text-style-name="P1" draw:layer="layout" svg:x1="8.043cm" svg:y1="3.81cm" svg:x2="8.043cm" svg:y2="6.279cm">
          <text:p/>
        </draw:line>
        <draw:line draw:style-name="gr6" draw:text-style-name="P1" draw:layer="layout" svg:x1="8.043cm" svg:y1="3.81cm" svg:x2="12.982cm" svg:y2="6.2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8-23T17:53:13</meta:creation-date>
    <dc:creator>Russ</dc:creator>
    <dc:date>2006-08-23T18:43:14</dc:date>
    <dc:language>en-GB</dc:language>
    <meta:editing-cycles>2</meta:editing-cycles>
    <meta:editing-duration>PT50M5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